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font-style="normal" style:font-size-asian="9pt" style:font-style-asian="normal" style:font-size-complex="9pt" style:font-style-complex="normal"/>
    </style:style>
    <style:style style:name="P2" style:family="paragraph" style:parent-style-name="Preformatted_20_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Preformatted_20_Text">
      <style:text-properties fo:color="#999999" fo:font-size="9pt" fo:font-style="normal" style:font-size-asian="9pt" style:font-style-asian="normal" style:font-size-complex="9pt" style:font-style-complex="normal"/>
    </style:style>
    <style:style style:name="P4" style:family="paragraph" style:parent-style-name="Heading_20_3">
      <style:text-properties fo:font-style="normal" style:font-style-asian="normal" style:font-style-complex="normal"/>
    </style:style>
    <style:style style:name="P5" style:family="paragraph" style:parent-style-name="Heading_20_1">
      <style:text-properties fo:font-style="normal" style:font-style-asian="normal" style:font-style-complex="normal"/>
    </style:style>
    <style:style style:name="P6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999999"/>
    </style:style>
    <style:style style:name="T8" style:family="text">
      <style:text-properties fo:color="#999999" fo:background-color="#ff6309"/>
    </style:style>
    <style:style style:name="T9" style:family="text">
      <style:text-properties fo:color="#999999" fo:background-color="#c0c0c0"/>
    </style:style>
    <style:style style:name="T10" style:family="text">
      <style:text-properties fo:color="#ffffff" fo:background-color="#ff63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Incompressible</text:h>
      <text:h text:style-name="Heading_20_2" text:outline-level="2">pisoFoam</text:h>
      <text:h text:style-name="P4" text:outline-level="3">les/pitzDaily</text:h>
      <text:p text:style-name="P1">%time <text:s text:c="3"/>calls <text:s/>name <text:s text:c="3"/></text:p>
      <text:p text:style-name="P2"><text:span text:style-name="T6">16.83 <text:s text:c="7"/>1 <text:s/></text:span><text:span text:style-name="T3">surfaceInterpolationScheme::interpolate(GeometricField const&amp;, tmp const&amp;)</text:span> </text:p>
      <text:p text:style-name="P1">15.84 <text:s text:c="5"/>401 <text:s/><text:span text:style-name="T5">void dot(GeometricField&amp;, GeometricField const&amp;, GeometricField const&amp;)</text:span> </text:p>
      <text:p text:style-name="P1"><text:s/>7.92 <text:s text:c="5"/>700 <text:s/><text:span text:style-name="T5">void fvc::surfaceIntegrate(Field&amp;, GeometricField const&amp;)</text:span> </text:p>
      <text:p text:style-name="P1"><text:s/>7.92 <text:s text:c="5"/>200 <text:s/>List::List(int, Vector const&amp;) </text:p>
      <text:p text:style-name="P1"><text:s/>7.43 <text:s text:c="5"/>200 <text:s/><text:span text:style-name="T1">Field::operator/=(UList const&amp;)</text:span> </text:p>
      <text:p text:style-name="P1"><text:s/><text:span text:style-name="T7">4.46 <text:s text:c="5"/>200 <text:s/>fvMatrix::H() const</text:span> </text:p>
      <text:p text:style-name="P1"><text:s/>4.21 <text:s text:c="4"/>2300 <text:s/><text:span text:style-name="T1">Field::Field(Field const&amp;)</text:span></text:p>
      <text:p text:style-name="P1"><text:s/>3.96 <text:s text:c="4"/>4688 <text:s/>List::operator=(UList const&amp;) </text:p>
      <text:p text:style-name="P1"><text:s/>3.96 <text:s text:c="5"/>200 <text:s/>tmp lduMatrix::H(Field const&amp;) const </text:p>
      <text:p text:style-name="P1"><text:s/>3.47 <text:s text:c="4"/>5000 <text:s/>Field::component(unsigned char) const </text:p>
      <text:p text:style-name="P1"><text:s/>2.97 <text:s text:c="4"/>1000 <text:s/>tmp operator-(UList const&amp;, UList const&amp;) </text:p>
      <text:p text:style-name="P1"><text:s/>2.48 <text:s text:c="4"/>1502 <text:s/>List::List(int, double const&amp;) </text:p>
      <text:p text:style-name="P1"><text:s/>1.98 <text:s text:c="5"/>600 <text:s/>void multiply(GeometricField&amp;, GeometricField const&amp;, GeometricField const&amp;) </text:p>
      <text:h text:style-name="Heading_20_3" text:outline-level="3">ras/cavity</text:h>
      <text:p text:style-name="P1">%time <text:s text:c="3"/>calls <text:s/>name <text:s text:c="3"/></text:p>
      <text:p text:style-name="P2"><text:span text:style-name="T6"><text:s/>9.68 <text:s text:c="7"/>1 <text:s/></text:span><text:span text:style-name="T3">surfaceInterpolationScheme::interpolate(GeometricField const&amp;, tmp const&amp;)</text:span> </text:p>
      <text:p text:style-name="P1"><text:s/>6.45 <text:s text:c="4"/>8001 <text:s/><text:span text:style-name="T5">void dot(GeometricField&amp;, GeometricField const&amp;, GeometricField const&amp;)</text:span> </text:p>
      <text:p text:style-name="P1"><text:s/>4.84 <text:s text:c="3"/>12000 <text:s/><text:span text:style-name="T5">void fvc::surfaceIntegrate(Field&amp;, GeometricField const&amp;)</text:span> </text:p>
      <text:p text:style-name="P1"><text:s/>4.84 <text:s text:c="4"/>4000 <text:s/><text:span text:style-name="T1">Field::operator/=(UList const&amp;)</text:span> </text:p>
      <text:p text:style-name="P1"><text:s/>3.23 <text:s text:c="4"/>8000 <text:s/>void multiply(GeometricField&amp;, GeometricField const&amp;, GeometricField const&amp;) </text:p>
      <text:p text:style-name="P3"><text:s/>3.23 <text:s text:c="4"/>4000 <text:s/>fvMatrix::operator+=(fvMatrix const&amp;) </text:p>
      <text:p text:style-name="P1"><text:s/><text:span text:style-name="T7">3.23 <text:s text:c="4"/>4000 <text:s/>tmp operator+(tmp const&amp;, tmp const&amp;)</text:span> </text:p>
      <text:p text:style-name="P1"><text:s/>3.23 <text:s text:c="4"/>4000 <text:s/>tmp lduMatrix::H(Field const&amp;) const </text:p>
      <text:p text:style-name="P1"><text:s/><text:span text:style-name="T7">3.23 <text:s text:c="4"/>2000 <text:s/>tmp mag(GeometricField const&amp;)</text:span> </text:p>
      <text:p text:style-name="P1"><text:s/>3.23 <text:s text:c="4"/>2000 <text:s/>tmp operator*(UList const&amp;, UList const&amp;) </text:p>
      <text:p text:style-name="P1"><text:s/><text:span text:style-name="T7">3.23 <text:s text:c="7"/>2 <text:s/>GeometricField::GeometricField(IOobject const&amp;, GeometricField const&amp;)</text:span> </text:p>
      <text:p text:style-name="P1"><text:s/><text:span text:style-name="T10">2.42 <text:s text:c="3"/>34003 <text:s/>std::basic_string std::operator+(char, std::basic_string const&amp;)</text:span></text:p>
      <text:p text:style-name="P1"><text:s/>1.61 <text:s text:c="2"/>408030 <text:s/>HashTable::find(word const&amp;) </text:p>
      <text:h text:style-name="Heading_20_2" text:outline-level="2">simpleFoam</text:h>
      <text:h text:style-name="P4" text:outline-level="3">Motorbike</text:h>
      <text:p text:style-name="P1">%time <text:s text:c="3"/>calls <text:s/>name <text:s text:c="3"/></text:p>
      <text:p text:style-name="P2"><text:span text:style-name="T6">26.06 <text:s text:c="7"/>1 <text:s/></text:span><text:span text:style-name="T3">surfaceInterpolationScheme::interpolate(GeometricField const&amp;, tmp const&amp;)</text:span> </text:p>
      <text:p text:style-name="P1"><text:s/>9.37 <text:s text:c="6"/>51 <text:s/><text:span text:style-name="T5">void dot(GeometricField&amp;, GeometricField const&amp;, GeometricField const&amp;)</text:span> </text:p>
      <text:p text:style-name="P1"><text:s/>8.30 <text:s text:c="5"/>350 <text:s/><text:span text:style-name="T5">void fvc::surfaceIntegrate(Field&amp;, GeometricField const&amp;)</text:span> </text:p>
      <text:p text:style-name="P1"><text:s/>6.57 <text:s text:c="6"/>50 <text:s/>List::List(int, Vector const&amp;) </text:p>
      <text:p text:style-name="P1"><text:s/>6.21 <text:s text:c="6"/>50 <text:s/><text:span text:style-name="T1">Field::operator/=(UList const&amp;)</text:span> </text:p>
      <text:p text:style-name="P1"><text:s/>5.84 <text:s text:c="4"/>7350 <text:s/><text:span text:style-name="T1">Field::Field(Field const&amp;)</text:span> </text:p>
      <text:p text:style-name="P1"><text:s/>4.30 <text:s text:c="4"/>3650 <text:s/>tmp operator-(UList const&amp;, UList const&amp;) </text:p>
      <text:p text:style-name="P1"><text:s/>4.02 <text:s text:c="3"/>14577 <text:s/>List::operator=(UList const&amp;) </text:p>
      <text:p text:style-name="P1"><text:s/>3.10 <text:s text:c="5"/>605 <text:s/>List::List(int, double const&amp;) </text:p>
      <text:p text:style-name="P1"><text:s/>2.66 <text:s text:c="6"/>50 <text:s/>tmp lduMatrix::H(Field const&amp;) const </text:p>
      <text:p text:style-name="P1"><text:s/>2.56 <text:s text:c="3"/>22050 <text:s/>Field::component(unsigned char) const </text:p>
      <text:p text:style-name="P1"><text:soft-page-break/><text:s/>2.30 <text:s text:c="6"/>50 <text:s/>tmp operator*(UList const&amp;, UList const&amp;) </text:p>
      <text:p text:style-name="P1"><text:s/>2.01 <text:s text:c="5"/>150 <text:s/>Field::operator+=(tmp const&amp;) </text:p>
      <text:h text:style-name="P4" text:outline-level="3">airFoil2D</text:h>
      <text:p text:style-name="P1">%time <text:s text:c="3"/>calls <text:s/>name</text:p>
      <text:p text:style-name="P1">30.77 <text:s text:c="7"/>1 <text:s/><text:span text:style-name="T4">surfaceInterpolationScheme::interpolate(GeometricField const&amp;, tmp const&amp;)</text:span> </text:p>
      <text:p text:style-name="P1">15.39 <text:s text:c="5"/>110 <text:s/><text:span text:style-name="T1">Field::Field(Field const&amp;)</text:span> </text:p>
      <text:p text:style-name="P1">15.39 <text:s text:c="6"/>11 <text:s/><text:span text:style-name="T5">void dot(GeometricField&amp;, GeometricField const&amp;, GeometricField const&amp;)</text:span> </text:p>
      <text:p text:style-name="P1">15.39 <text:s text:c="6"/>10 <text:s/>List::List(int, Vector const&amp;) </text:p>
      <text:p text:style-name="P1"><text:s/>7.69 <text:s text:c="5"/>270 <text:s/>Field::component(unsigned char) const </text:p>
      <text:p text:style-name="P1"><text:s/>7.69 <text:s text:c="6"/>60 <text:s/><text:span text:style-name="T5">void fvc::surfaceIntegrate(Field&amp;, GeometricField const&amp;)</text:span> </text:p>
      <text:p text:style-name="P1"><text:s/><text:span text:style-name="T7">7.69 <text:s text:c="7"/>1 <text:s/>GeometricField::readOldTimeIfPresent()</text:span> </text:p>
      <text:p text:style-name="P1"><text:s/>0.00 <text:s text:c="2"/>252103 <text:s/>data_start </text:p>
      <text:p text:style-name="P1"><text:s/><text:span text:style-name="T7">0.00 <text:s text:c="3"/>21812 <text:s/>Istream&amp; operator&gt;&gt;(Istream&amp;, VectorSpace&amp;)</text:span> </text:p>
      <text:p text:style-name="P1"><text:s/>0.00 <text:s text:c="4"/>2830 <text:s/>HashTable::find(word const&amp;) </text:p>
      <text:p text:style-name="P1"><text:s/><text:span text:style-name="T7">0.00 <text:s text:c="4"/>2569 <text:s/>word::stripInvalid()</text:span> </text:p>
      <text:p text:style-name="P1"><text:s/><text:span text:style-name="T7">0.00 <text:s text:c="4"/>2320 <text:s/>GeometricField::storeOldTimes() const</text:span> </text:p>
      <text:p text:style-name="P1"><text:s/>0.00 <text:s text:c="4"/>2280 <text:s/>HashTable::find(word const&amp;) </text:p>
      <text:h text:style-name="P4" text:outline-level="3">pitzDaily</text:h>
      <text:p text:style-name="P1">%time <text:s text:c="3"/>calls <text:s/>name <text:s text:c="2"/></text:p>
      <text:p text:style-name="P2"><text:span text:style-name="T6">17.44 <text:s text:c="7"/>1 <text:s/></text:span><text:span text:style-name="T3">surfaceInterpolationScheme::interpolate(GeometricField const&amp;, tmp const&amp;)</text:span> </text:p>
      <text:p text:style-name="P1">12.13 <text:s text:c="4"/>1001 <text:s/><text:span text:style-name="T5">void dot(GeometricField&amp;, GeometricField const&amp;, GeometricField const&amp;)</text:span> </text:p>
      <text:p text:style-name="P1"><text:s/>9.13 <text:s text:c="4"/>1000 <text:s/><text:span text:style-name="T1">Field::operator/=(UList const&amp;)</text:span> </text:p>
      <text:p text:style-name="P1"><text:s/>7.70 <text:s text:c="4"/>7000 <text:s/><text:span text:style-name="T5">void fvc::surfaceIntegrate(Field&amp;, GeometricField const&amp;)</text:span> </text:p>
      <text:p text:style-name="P1"><text:s/>6.47 <text:s text:c="4"/>1000 <text:s/>List::List(int, Vector const&amp;) </text:p>
      <text:p text:style-name="P1"><text:s/>6.40 <text:s text:c="3"/>13000 <text:s/><text:span text:style-name="T1">Field::Field(Field const&amp;)</text:span> </text:p>
      <text:p text:style-name="P1"><text:s/>4.63 <text:s text:c="3"/>11001 <text:s/>List::List(int, double const&amp;) </text:p>
      <text:p text:style-name="P1"><text:s/>4.60 <text:s text:c="4"/>6000 <text:s/>tmp operator-(UList const&amp;, UList const&amp;) </text:p>
      <text:p text:style-name="P1"><text:s/>3.20 <text:s text:c="3"/>32000 <text:s/>Field::component(unsigned char) const </text:p>
      <text:p text:style-name="P1"><text:s/>3.07 <text:s text:c="4"/>3000 <text:s/>Field::operator+=(tmp const&amp;) </text:p>
      <text:p text:style-name="P1"><text:s/>3.00 <text:s text:c="3"/>23994 <text:s/>List::operator=(UList const&amp;) </text:p>
      <text:p text:style-name="P1"><text:s/>2.79 <text:s text:c="4"/>1000 <text:s/>tmp operator*(UList const&amp;, UList const&amp;) </text:p>
      <text:p text:style-name="P1"><text:s/><text:span text:style-name="T7">1.70 <text:s text:c="3"/>12000 <text:s/>void divide(Field&amp;, UList const&amp;, UList const&amp;)</text:span></text:p>
      <text:h text:style-name="P6" text:outline-level="1">Combustion</text:h>
      <text:h text:style-name="Heading_20_2" text:outline-level="2">dieselFoam</text:h>
      <text:h text:style-name="P4" text:outline-level="3">aachenBomb</text:h>
      <text:p text:style-name="P1">%time <text:s text:c="3"/>calls <text:s/>name <text:s text:c="3"/></text:p>
      <text:p text:style-name="P2"><text:span text:style-name="T6">11.77 <text:s text:c="7"/>1 <text:s/></text:span><text:span text:style-name="T3">surfaceInterpolationScheme::interpolate(GeometricField const&amp;, tmp const&amp;)</text:span> </text:p>
      <text:p text:style-name="P1"><text:s/>9.43 <text:s text:c="4"/>7270 <text:s/>List::operator=(UList const&amp;) </text:p>
      <text:p text:style-name="P1"><text:s/>8.32 <text:s text:c="4"/>1085 <text:s/><text:span text:style-name="T1">Field::Field(Field const&amp;)</text:span> </text:p>
      <text:p text:style-name="P1"><text:s/>6.81 <text:s text:c="5"/>310 <text:s/>tmp operator-(UList const&amp;, UList const&amp;) </text:p>
      <text:p text:style-name="P1"><text:s/>6.56 <text:s text:c="4"/>1552 <text:s/><text:span text:style-name="T5">void fvc::surfaceIntegrate(Field&amp;, GeometricField const&amp;)</text:span> </text:p>
      <text:p text:style-name="P1"><text:s/>6.17 <text:s text:c="4"/>5430 <text:s/>List::List(int, double const&amp;) </text:p>
      <text:p text:style-name="P1"><text:s/>5.79 <text:s text:c="5"/>621 <text:s/><text:span text:style-name="T5">void dot(GeometricField&amp;, GeometricField const&amp;, GeometricField const&amp;)</text:span> </text:p>
      <text:p text:style-name="P1"><text:s/>2.78 <text:s text:c="5"/>310 <text:s/><text:span text:style-name="T1">Field::operator/=(UList const&amp;)</text:span> </text:p>
      <text:p text:style-name="P1"><text:s/>2.69 <text:s text:c="4"/>1395 <text:s/>List::List(int, Vector const&amp;) </text:p>
      <text:p text:style-name="P1"><text:s/><text:span text:style-name="T7">2.66 <text:s text:c="4"/>2636 <text:s/>void add(GeometricField&amp;, GeometricField const&amp;, GeometricField const&amp;)</text:span> </text:p>
      <text:p text:style-name="P1"><text:s/>2.48 <text:s text:c="4"/>3255 <text:s/>Field::component(unsigned char) const </text:p>
      <text:p text:style-name="P1"><text:s/>1.95 <text:s text:c="5"/>621 <text:s/>void multiply(GeometricField&amp;, GeometricField const&amp;, GeometricField const&amp;) </text:p>
      <text:p text:style-name="P1"><text:s/>1.94 <text:s text:c="5"/>310 <text:s/>tmp lduMatrix::H(Field const&amp;) con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40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0201in"/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 Hallgren</meta:initial-creator>
    <meta:creation-date>2010-04-12T19:48:45</meta:creation-date>
    <dc:date>2010-04-13T09:09:57</dc:date>
    <dc:creator>Per Hallgren</dc:creator>
    <meta:editing-duration>PT02H49M03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3" meta:paragraph-count="95" meta:word-count="458" meta:character-count="4966"/>
  </office:meta>
</office:document-meta>
</file>